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05cm" style:rel-column-width="3488*"/>
    </style:style>
    <style:style style:name="Tabelle2.B" style:family="table-column">
      <style:table-column-properties style:column-width="8.005cm" style:rel-column-width="30856*"/>
    </style:style>
    <style:style style:name="Tabelle2.C" style:family="table-column">
      <style:table-column-properties style:column-width="0.885cm" style:rel-column-width="3413*"/>
    </style:style>
    <style:style style:name="Tabelle2.D" style:family="table-column">
      <style:table-column-properties style:column-width="7.205cm" style:rel-column-width="27778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de3e18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d5e15b" officeooo:paragraph-rsid="01d5e15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09bbebd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rsid="008f7548" officeooo:paragraph-rsid="01dd752d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09bbeb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officeooo:rsid="0098fd9a" officeooo:paragraph-rsid="01dd752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2pt" officeooo:rsid="01dd752d" officeooo:paragraph-rsid="01dd752d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2pt" officeooo:rsid="01dee627" officeooo:paragraph-rsid="01dee627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c0db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06905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cebbbb" officeooo:paragraph-rsid="01c0dbf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d5e15b" officeooo:paragraph-rsid="01db1e9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db1e96" officeooo:paragraph-rsid="01db1e9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d5e15b" style:font-size-asian="12pt" style:font-style-asian="normal" style:font-weight-asian="normal" style:font-size-complex="12pt" style:font-style-complex="normal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officeooo:rsid="01d5e15b"/>
    </style:style>
    <style:style style:name="T3" style:family="text">
      <style:text-properties officeooo:rsid="01d7139e"/>
    </style:style>
    <style:style style:name="T4" style:family="text">
      <style:text-properties officeooo:rsid="01d88f8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d5e15b" style:font-style-asian="normal" style:font-style-complex="normal"/>
    </style:style>
    <style:style style:name="T7" style:family="text">
      <style:text-properties officeooo:rsid="01de3e18"/>
    </style:style>
    <style:style style:name="T8" style:family="text">
      <style:text-properties officeooo:rsid="01cdb0b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deeede"/>
    </style:style>
    <style:style style:name="T11" style:family="text">
      <style:text-properties officeooo:rsid="00840c4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cdb0b8" style:font-weight-asian="normal" style:font-weight-complex="normal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</text:p>
      <text:p text:style-name="P13"/>
      <text:list xml:id="list1047688573" text:style-name="L1">
        <text:list-item>
          <text:p text:style-name="P19">Der folgende Quellcode enthält mehrere Fehler <text:span text:style-name="T10">(Tipp: 9 Stück).</text:span><text:line-break/>Markiere die Fehler und gib jeweils einen Verbesserungsvorschlag an.</text:p>
        </text:list-item>
      </text:list>
      <text:p text:style-name="P14"/>
      <text:list xml:id="list164554310621425" text:continue-numbering="true" text:style-name="L1">
        <text:list-item>
          <text:p text:style-name="P20"><text:span text:style-name="T6">W</text:span><text:span text:style-name="T5">enn die Methode aufgabe2() vollständig korrigiert ist:<text:line-break/>Welchen Erfahrungswert hat der Pilot pil1, wenn man die Methode aufgabe2() einmal ausführt?</text:span></text:p>
        </text:list-item>
      </text:list>
      <text:p text:style-name="P1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7">01</text:p>
            <text:p text:style-name="P9">02</text:p>
            <text:p text:style-name="P9">03</text:p>
            <text:p text:style-name="P9">04</text:p>
            <text:p text:style-name="P9">05</text:p>
            <text:p text:style-name="P9">06</text:p>
            <text:p text:style-name="P9">07</text:p>
            <text:p text:style-name="P9">08</text:p>
            <text:p text:style-name="P9">0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11">20</text:p>
            <text:p text:style-name="P11">21</text:p>
            <text:p text:style-name="P11">22</text:p>
            <text:p text:style-name="P11">23</text:p>
            <text:p text:style-name="P11">24</text:p>
            <text:p text:style-name="P11">25</text:p>
            <text:p text:style-name="P11">26</text:p>
            <text:p text:style-name="P11">27</text:p>
            <text:p text:style-name="P11">28</text:p>
            <text:p text:style-name="P11">29</text:p>
            <text:p text:style-name="P11">30</text:p>
            <text:p text:style-name="P11">31</text:p>
            <text:p text:style-name="P11">32</text:p>
            <text:p text:style-name="P11">33</text:p>
            <text:p text:style-name="P11">34</text:p>
            <text:p text:style-name="P11">35</text:p>
            <text:p text:style-name="P11">36</text:p>
            <text:p text:style-name="P11">37</text:p>
            <text:p text:style-name="P11">38</text:p>
            <text:p text:style-name="P11">39</text:p>
          </table:table-cell>
          <table:table-cell table:style-name="Tabelle2.A1" office:value-type="string">
            <text:p text:style-name="P4">class WeltraumSim</text:p>
            <text:p text:style-name="P4">{</text:p>
            <text:p text:style-name="P4"><text:s text:c="3"/>Raumschiff rs1, rs2;</text:p>
            <text:p text:style-name="P4"><text:s text:c="3"/>Pilot p<text:span text:style-name="T3">i</text:span>1, p<text:span text:style-name="T3">i</text:span>2;</text:p>
            <text:p text:style-name="P4"><text:s text:c="3"/>Planet pl<text:span text:style-name="T3">a1, pla2;</text:span></text:p>
            <text:p text:style-name="P4"><text:s text:c="3"/><text:span text:style-name="T4">int e;</text:span></text:p>
            <text:p text:style-name="P4"><text:s text:c="4"/></text:p>
            <text:p text:style-name="P4"><text:s text:c="3"/>WeltraumSim()</text:p>
            <text:p text:style-name="P4"><text:s text:c="3"/>{</text:p>
            <text:p text:style-name="P4"><text:s text:c="6"/>rs1 <text:s/>= new Raumschiff();</text:p>
            <text:p text:style-name="P4"><text:s text:c="6"/>rs2 <text:s/>= new Raumschiff();</text:p>
            <text:p text:style-name="P4"><text:s text:c="6"/>p<text:span text:style-name="T3">i1</text:span> <text:s/>= new Pilot();</text:p>
            <text:p text:style-name="P4"><text:s text:c="6"/>p<text:span text:style-name="T3">i2 </text:span><text:s/>= new Pilot();</text:p>
            <text:p text:style-name="P4"><text:s text:c="6"/>pl<text:span text:style-name="T3">a</text:span>1 = new Planet();</text:p>
            <text:p text:style-name="P4"><text:s text:c="6"/>pl<text:span text:style-name="T3">a</text:span>2 = new Planet();</text:p>
            <text:p text:style-name="P4"><text:s text:c="3"/>}</text:p>
            <text:p text:style-name="P4"><text:s text:c="4"/></text:p>
            <text:p text:style-name="P4"><text:s text:c="3"/>void <text:span text:style-name="T3">aufgabe1</text:span>()</text:p>
            <text:p text:style-name="P4"><text:s text:c="3"/>{</text:p>
            <text:p text:style-name="P4"><text:s text:c="6"/><text:span text:style-name="T3">int zaehler;</text:span></text:p>
            <text:p text:style-name="P4"/>
            <text:p text:style-name="P4"><text:s text:c="6"/><text:span text:style-name="T4">n</text:span>ame<text:span text:style-name="T4">1</text:span> <text:span text:style-name="T4">= </text:span>"Tatooine";</text:p>
            <text:p text:style-name="P4"><text:s text:c="6"/><text:span text:style-name="T4">n</text:span>ame<text:span text:style-name="T4">2 = </text:span>"Naboo";</text:p>
            <text:p text:style-name="P4"><text:s text:c="8"/></text:p>
            <text:p text:style-name="P4"><text:s text:c="6"/>rs1.set<text:span text:style-name="T7">Ladung</text:span>("<text:span text:style-name="T7">Ice", 5</text:span>);</text:p>
            <text:p text:style-name="P4"><text:s text:c="6"/>rs2.set<text:span text:style-name="T7">Ladung</text:span>("<text:span text:style-name="T7">DMX", 20</text:span>);</text:p>
            <text:p text:style-name="P4"><text:s text:c="3"/>}</text:p>
            <text:p text:style-name="P4"/>
            <text:p text:style-name="P4"><text:s text:c="3"/><text:span text:style-name="T3">void aufgabe2()</text:span></text:p>
            <text:p text:style-name="P4"><text:s text:c="3"/><text:span text:style-name="T3">{</text:span></text:p>
            <text:p text:style-name="P4"><text:s text:c="6"/><text:span text:style-name="T3">zaehler = 0;</text:span></text:p>
            <text:p text:style-name="P4"><text:s text:c="6"/><text:span text:style-name="T4">e = 3;</text:span></text:p>
            <text:p text:style-name="P4"><text:s text:c="6"/><text:span text:style-name="T3">while (zaehler &lt; 10)</text:span></text:p>
            <text:p text:style-name="P4"><text:s text:c="6"/><text:span text:style-name="T3">{</text:span></text:p>
            <text:p text:style-name="P4"><text:s text:c="9"/><text:span text:style-name="T3">pi1.lernen(e);</text:span></text:p>
            <text:p text:style-name="P4"><text:s text:c="9"/><text:span text:style-name="T4">e++;</text:span></text:p>
            <text:p text:style-name="P4"><text:s text:c="6"/><text:span text:style-name="T3">}</text:span></text:p>
            <text:p text:style-name="P4"><text:s text:c="3"/><text:span text:style-name="T3">}</text:span></text:p>
            <text:p text:style-name="P4">}</text:p>
          </table:table-cell>
          <table:table-cell table:style-name="Tabelle2.A1" office:value-type="string"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  <text:p text:style-name="P10">10</text:p>
            <text:p text:style-name="P12">11</text:p>
            <text:p text:style-name="P10"/>
            <text:p text:style-name="P10"/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/>
            <text:p text:style-name="P10"/>
            <text:p text:style-name="P8">01</text:p>
            <text:p text:style-name="P10">02</text:p>
            <text:p text:style-name="P10">03</text:p>
            <text:p text:style-name="P10">04</text:p>
            <text:p text:style-name="P10">05</text:p>
            <text:p text:style-name="P10">06</text:p>
            <text:p text:style-name="P10">07</text:p>
            <text:p text:style-name="P10">08</text:p>
            <text:p text:style-name="P10">09</text:p>
          </table:table-cell>
          <table:table-cell table:style-name="Tabelle2.A1" office:value-type="string">
            <text:p text:style-name="P4">class Raumschiff</text:p>
            <text:p text:style-name="P5">{</text:p>
            <text:p text:style-name="P4"><text:s text:c="3"/>void set<text:span text:style-name="T7">Ladung</text:span>(<text:span text:style-name="T7">String pl</text:span>)</text:p>
            <text:p text:style-name="P4"><text:s text:c="3"/>{</text:p>
            <text:p text:style-name="P5"><text:s text:c="6"/><text:span text:style-name="T7">String ladung;</text:span></text:p>
            <text:p text:style-name="P5"><text:s text:c="6"/><text:span text:style-name="T7">double gewicht;</text:span></text:p>
            <text:p text:style-name="P5"/>
            <text:p text:style-name="P5"><text:s text:c="6"/><text:span text:style-name="T7">ladung <text:s/>= pl;</text:span></text:p>
            <text:p text:style-name="P5"><text:s text:c="6"/><text:span text:style-name="T7">gewicht = pg;</text:span></text:p>
            <text:p text:style-name="P4"><text:s text:c="3"/>}</text:p>
            <text:p text:style-name="P4">}</text:p>
            <text:p text:style-name="P4"/>
            <text:p text:style-name="P4"/>
            <text:p text:style-name="P4">class Pilot</text:p>
            <text:p text:style-name="P4">{</text:p>
            <text:p text:style-name="P4"><text:s text:c="3"/>int erfahrung;</text:p>
            <text:p text:style-name="P4"/>
            <text:p text:style-name="P4"><text:s text:c="3"/><text:span text:style-name="T2">void setErfahrung(int pe)</text:span></text:p>
            <text:p text:style-name="P4"><text:s text:c="3"/><text:span text:style-name="T2">{</text:span></text:p>
            <text:p text:style-name="P4"><text:s text:c="6"/><text:span text:style-name="T2">erfahrung = pe;</text:span></text:p>
            <text:p text:style-name="P4"><text:s text:c="3"/><text:span text:style-name="T2">}</text:span></text:p>
            <text:p text:style-name="P4"/>
            <text:p text:style-name="P4"><text:s text:c="3"/>void lernen()</text:p>
            <text:p text:style-name="P4"><text:s text:c="3"/>{</text:p>
            <text:p text:style-name="P4"><text:s text:c="6"/>erfahrung +<text:span text:style-name="T4">=</text:span> pe;</text:p>
            <text:p text:style-name="P4"><text:s text:c="3"/>}</text:p>
            <text:p text:style-name="P4">}</text:p>
            <text:p text:style-name="P4"/>
            <text:p text:style-name="P4"/>
            <text:p text:style-name="P4">class Planet</text:p>
            <text:p text:style-name="P4">{</text:p>
            <text:p text:style-name="P4"><text:s text:c="3"/>String name;</text:p>
            <text:p text:style-name="P4"><text:s text:c="4"/></text:p>
            <text:p text:style-name="P4"><text:s text:c="3"/>void setName()</text:p>
            <text:p text:style-name="P4"><text:s text:c="3"/>{</text:p>
            <text:p text:style-name="P4"><text:s text:c="6"/><text:span text:style-name="T4">pn = name</text:span>;</text:p>
            <text:p text:style-name="P4"><text:s text:c="3"/>}</text:p>
            <text:p text:style-name="P6">}</text:p>
          </table:table-cell>
        </table:table-row>
      </table:table>
      <text:p text:style-name="P17"/>
      <text:p text:style-name="P17"/>
      <text:p text:style-name="P17"><draw:frame text:anchor-type="paragraph" draw:z-index="0" draw:name="Form1" draw:style-name="gr1" draw:text-style-name="P22" svg:width="1.795cm" svg:height="0.63cm" svg:x="15.196cm" svg:y="0.39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9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50567" officeooo:paragraph-rsid="01d5056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ültigkeitsbereich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5:52.855000000</dc:date>
    <meta:editing-duration>P4DT9H24M18S</meta:editing-duration>
    <meta:editing-cycles>331</meta:editing-cycles>
    <meta:generator>LibreOffice/6.2.5.2$Windows_X86_64 LibreOffice_project/1ec314fa52f458adc18c4f025c545a4e8b22c159</meta:generator>
    <meta:print-date>2020-02-13T14:20:17.672000000</meta:print-date>
    <meta:document-statistic meta:table-count="2" meta:image-count="0" meta:object-count="0" meta:page-count="1" meta:paragraph-count="147" meta:word-count="257" meta:character-count="1472" meta:non-whitespace-character-count="1096"/>
  </office:meta>
</office:document-meta>
</file>